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1cm" svg:height="1cm" svg:x="8cm" svg:y="11.5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1cm" svg:height="1cm" svg:x="10.5cm" svg:y="11.5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cm" svg:height="1cm" svg:x="13cm" svg:y="11.5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draw:line-skew="-0.178cm" svg:x1="10.645cm" svg:y1="11.645cm" svg:x2="11.353cm" svg:y2="11.645cm" draw:start-shape="id1" draw:start-glue-point="5" draw:end-shape="id1" draw:end-glue-point="11">
          <text:p/>
        </draw:connector>
        <draw:connector draw:style-name="gr2" draw:text-style-name="P2" draw:layer="layout" draw:type="line" svg:x1="10.5cm" svg:y1="11.999cm" svg:x2="9cm" svg:y2="11.999cm" draw:start-shape="id1" draw:start-glue-point="6" draw:end-shape="id2" draw:end-glue-point="10">
          <text:p/>
        </draw:connector>
        <draw:connector draw:style-name="gr2" draw:text-style-name="P2" draw:layer="layout" draw:type="line" svg:x1="11.353cm" svg:y1="11.645cm" svg:x2="13.145cm" svg:y2="11.645cm" draw:start-shape="id1" draw:start-glue-point="11" draw:end-shape="id3" draw:end-glue-point="5">
          <text:p/>
        </draw:connector>
        <draw:custom-shape draw:style-name="gr1" draw:text-style-name="P2" draw:id="id4" draw:layer="layout" svg:width="1cm" svg:height="1cm" svg:x="15.5cm" svg:y="11.5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14cm" svg:y1="11.999cm" svg:x2="15.5cm" svg:y2="11.999cm" draw:start-shape="id3" draw:start-glue-point="10" draw:end-shape="id4" draw:end-glue-point="6">
          <text:p/>
        </draw:connector>
        <draw:connector draw:style-name="gr2" draw:text-style-name="P2" draw:layer="layout" draw:type="line" svg:x1="13.145cm" svg:y1="12.353cm" svg:x2="11.353cm" svg:y2="12.353cm" draw:start-shape="id3" draw:start-glue-point="7" draw:end-shape="id1" draw:end-glue-point="9">
          <text:p/>
        </draw:connector>
        <draw:connector draw:style-name="gr2" draw:text-style-name="P2" draw:layer="layout" draw:type="curve" draw:line-skew="-0.178cm" svg:x1="13.145cm" svg:y1="11.645cm" svg:x2="13.853cm" svg:y2="11.645cm" draw:start-shape="id3" draw:start-glue-point="5" draw:end-shape="id3" draw:end-glue-point="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4-10T08:11:06</meta:creation-date>
    <dc:date>2007-04-10T09:51:26</dc:date>
    <dc:language>en-CA</dc:language>
    <meta:editing-cycles>8</meta:editing-cycles>
    <meta:editing-duration>PT51M3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